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2cm" loext:contextual-spacing="false" fo:text-align="center" style:justify-single-word="false" style:page-number="auto" style:writing-mode="lr-tb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fo:font-style="normal" fo:font-weight="bold" style:font-style-asian="normal" style:font-weight-asian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fo:font-style="normal" fo:font-weight="bold" officeooo:paragraph-rsid="000ee323" style:font-style-asian="normal" style:font-weight-asian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fo:font-style="normal" fo:font-weight="bold" officeooo:rsid="001377ac" officeooo:paragraph-rsid="001377ac" style:font-style-asian="normal" style:font-weight-asian="bold"/>
    </style:style>
    <style:style style:name="T1" style:family="text">
      <style:text-properties fo:font-size="20pt" fo:font-weight="normal" style:font-size-asian="20pt" style:font-weight-asian="normal"/>
    </style:style>
    <style:style style:name="T2" style:family="text">
      <style:text-properties fo:font-size="20pt" fo:font-style="italic" fo:font-weight="normal" style:font-size-asian="20pt" style:font-style-asian="italic" style:font-weight-asian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a94a" style:font-weight-asian="normal" style:font-weight-complex="normal"/>
    </style:style>
    <style:style style:name="T5" style:family="text">
      <style:text-properties fo:font-weight="normal" officeooo:rsid="000dce15" style:font-weight-asian="normal" style:font-weight-complex="normal"/>
    </style:style>
    <style:style style:name="T6" style:family="text">
      <style:text-properties fo:font-weight="normal" officeooo:rsid="000e782a" style:font-weight-asian="normal" style:font-weight-complex="normal"/>
    </style:style>
    <style:style style:name="T7" style:family="text">
      <style:text-properties fo:font-weight="normal" officeooo:rsid="000ee323" style:font-weight-asian="normal" style:font-weight-complex="normal"/>
    </style:style>
    <style:style style:name="T8" style:family="text">
      <style:text-properties fo:font-weight="normal" officeooo:rsid="000f672f" style:font-weight-asian="normal" style:font-weight-complex="normal"/>
    </style:style>
    <style:style style:name="T9" style:family="text">
      <style:text-properties fo:font-weight="normal" officeooo:rsid="00120bd5" style:font-weight-asian="normal" style:font-weight-complex="normal"/>
    </style:style>
    <style:style style:name="T10" style:family="text">
      <style:text-properties fo:font-weight="normal" officeooo:rsid="001471cc" style:font-weight-asian="normal" style:font-weight-complex="normal"/>
    </style:style>
    <style:style style:name="T11" style:family="text">
      <style:text-properties fo:font-weight="normal" officeooo:rsid="00164ec1" style:font-weight-asian="normal" style:font-weight-complex="normal"/>
    </style:style>
    <style:style style:name="T12" style:family="text">
      <style:text-properties fo:font-weight="normal" officeooo:rsid="00194d6c" style:font-weight-asian="normal" style:font-weight-complex="normal"/>
    </style:style>
    <style:style style:name="T13" style:family="text">
      <style:text-properties fo:font-weight="normal" officeooo:rsid="001c052d" style:font-weight-asian="normal" style:font-weight-complex="normal"/>
    </style:style>
    <style:style style:name="T14" style:family="text">
      <style:text-properties fo:font-weight="normal" officeooo:rsid="001d8f8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unkcionális Specifikáció</text:span><text:line-break/><text:span text:style-name="T2">The Snail Sale</text:span></text:p>
      <text:p text:style-name="P2">1.Vezetői összefoglaló</text:p>
      <text:p text:style-name="P3"><text:tab/><text:span text:style-name="T4">Az applikáció széles körű felhasználásának a támogatására Java programozási nyelvet fogunk használni, így a programot, a felhasználók platformtól, </text:span><text:span text:style-name="T12">illetve operációs rendszertől </text:span><text:span text:style-name="T4">függetlenül fogják tudni igénybe venni. </text:span><text:span text:style-name="T5">Igyekszünk a grafikus tervezésnél figyelembe venni, az egyszerű keresési lehetőségek biztosítását, a vásárlók felhasználási élmenyének fokozására.</text:span><text:span text:style-name="T6"> Ennek érdekében, egyszerű gombok vezérlésével tudják kiválasztani, hogy hogyan kívánnak keresni a megvásárolható termékek között.</text:span></text:p>
      <text:p text:style-name="P3"><text:span text:style-name="T6"><text:tab/></text:span><text:span text:style-name="T7">Természetesen a felhasználók szemszögéből a legnagyobb figyelmet a termékek kapják, így azok az applikáció ablakának közepén fognak elhelyezkedni a keresési opciók mellett. A termékek megjelenítése esetlegesen képpel, és pontokba szedett leírással fog történni, </text:span><text:span text:style-name="T8">megfelelően látható árazással kiegészítve</text:span><text:span text:style-name="T7">.</text:span></text:p>
      <text:p text:style-name="P3"><text:span text:style-name="T7"><text:tab/></text:span><text:span text:style-name="T9">A kereső felület jobb oldalára tervezett gombbal fogják tudni megindítani a vásárlást a felhasználók, csak is akkor ha regisztráltak, illetve be is jelentkeztek az applikációba.</text:span></text:p>
      <text:p text:style-name="P3"><text:span text:style-name="T9"><text:tab/>A regisztrált felhasználók, a termékek és a megkezdett vásárlásokról a kívánt adatokat adatbázisban fogjuk tárolni. Ehhez egy phpmyadmin felületet fogunk biztosítani.</text:span></text:p>
      <text:p text:style-name="P4"><text:span text:style-name="T9">K</text:span><text:span text:style-name="T3">ülön adatbázis tábla fog szolgálni a regisztrált felhasználók, a termékek, illetve a megkezdett vásárlások tárolására.</text:span></text:p>
      <text:p text:style-name="P4"><text:span text:style-name="T3"><text:tab/></text:span><text:span text:style-name="T10">A regisztrált felhasználók adatinak védelmére is jelentős figyelmet fogunk fordítani, így minden kényes információt titkosítva fogunk tárolni az adatbázisban. </text:span><text:span text:style-name="T11">Az adatok bevitelénél természetesen olvashatatlan formátumban lesz megjelenítve az efféle információ, azaz ki lesz pontozva a beviteli mezőkben.</text:span></text:p>
      <text:p text:style-name="P4"><text:span text:style-name="T11"><text:tab/></text:span><text:span text:style-name="T13">A vásárlás megkezdése után a felhasználnak lehetősége lesz beírnia a termék kiszállításához szükséges információit amiket a GDPR-nak megfelelően fogunk kezelni. Továbbá lehetősége lesz egy hírlevélre is feliratkoznia amennyiben úgy kívánja, ez nem lesz feltétele a vásárlás befejezésének. A kívánt adatok bevitele után a program </text:span><text:span text:style-name="T14">rögzíti a rendelést az adatbázisba, és átadja a csomag követéséhez szükséges kódot a felhasználónak.</text:span></text:p>
      <text:p text:style-name="P2">2.Jelenlegi helyzet</text:p>
      <text:p text:style-name="P2">3.Vágyálom rendszer</text:p>
      <text:p text:style-name="P2">4.Jelenlegi üzleti folyamatok</text:p>
      <text:p text:style-name="P2">5.Igényelt üzleti folyamat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style:letter-kerning="true" style:font-name-asian="Arial" style:font-family-asian="Arial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style:language-complex="hu" style:country-complex="HU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ial" style:font-family-asian="Arial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Arial" style:font-family-asian="Arial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ize="12pt" fo:font-style="italic" style:font-name-asian="Arial" style:font-family-asian="Arial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Arial" style:font-family-asian="Aria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7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9T20:31:02.231000000</dc:date>
    <meta:editing-duration>PT1H45M45S</meta:editing-duration>
    <meta:editing-cycles>15</meta:editing-cycles>
    <meta:generator>LibreOffice/5.3.0.3$Windows_x86 LibreOffice_project/7074905676c47b82bbcfbea1aeefc84afe1c50e1</meta:generator>
    <meta:document-statistic meta:table-count="0" meta:image-count="0" meta:object-count="0" meta:page-count="1" meta:paragraph-count="13" meta:word-count="267" meta:character-count="2154" meta:non-whitespace-character-count="1894"/>
  </office:meta>
</office:document-meta>
</file>